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rutura Monografia</text:p>
      <text:p text:style-name="Standard"/>
      <text:list text:style-name="L1">
        <text:list-item>
          <text:p text:style-name="P1">Resumos</text:p>
        </text:list-item>
        <text:list-item>
          <text:p text:style-name="P1">Introdução</text:p>
          <text:list>
            <text:list-item>
              <text:p text:style-name="P1">Cenário</text:p>
            </text:list-item>
            <text:list-item>
              <text:p text:style-name="P1">Objetivos</text:p>
            </text:list-item>
            <text:list-item>
              <text:p text:style-name="P1">Metodologia</text:p>
            </text:list-item>
            <text:list-item>
              <text:p text:style-name="P1">Métricas</text:p>
            </text:list-item>
          </text:list>
        </text:list-item>
        <text:list-item>
          <text:p text:style-name="P1">Discussão</text:p>
          <text:list>
            <text:list-item>
              <text:p text:style-name="P1">Preliminares teóricas (assunto geral: curvas elípticas, protocolos, conceitos, etc)</text:p>
            </text:list-item>
            <text:list-item>
              <text:p text:style-name="P1">Alternativas existentes (RSA, coisas mobile)</text:p>
            </text:list-item>
            <text:list-item>
              <text:p text:style-name="P1">Revisão literatura</text:p>
            </text:list-item>
          </text:list>
        </text:list-item>
        <text:list-item>
          <text:p text:style-name="P1">Mais coisas aqui no meio... descrever o bdcps, o projeto, etc</text:p>
        </text:list-item>
        <text:list-item>
          <text:p text:style-name="P1">Modelos, justificar o sistema</text:p>
        </text:list-item>
        <text:list-item>
          <text:p text:style-name="P1">Resultados (tabelas, etc, os objetivos foram alcançados? Testes, benchmarks)</text:p>
        </text:list-item>
        <text:list-item>
          <text:p text:style-name="P1">Conclusão</text:p>
          <text:list>
            <text:list-item>
              <text:p text:style-name="P1">Analisar resultados</text:p>
            </text:list-item>
            <text:list-item>
              <text:p text:style-name="P1">Possíveis desenvolvimentos futuros (ordenar artigos)</text:p>
            </text:list-item>
          </text:list>
        </text:list-item>
        <text:list-item>
          <text:p text:style-name="P1">Referências (falar q gerou artigo e menção honrosa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odrigo Silva</meta:initial-creator>
    <meta:creation-date>2008-11-14T14:49:40</meta:creation-date>
    <dc:creator>Rodrigo Silva</dc:creator>
    <dc:date>2008-11-14T15:14:55</dc:date>
    <meta:editing-cycles>1</meta:editing-cycles>
    <meta:editing-duration>PT10M5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1" meta:paragraph-count="18" meta:word-count="65" meta:character-count="523"/>
  </office:meta>
</office:document-meta>
</file>